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PetersburgC" svg:font-family="PetersburgC" style:font-family-generic="roman"/>
    <style:font-face style:name="CourierC" svg:font-family="CourierC" style:font-family-generic="roman"/>
    <style:font-face style:name="FuturaDemiC" svg:font-family="FuturaDemiC" style:font-family-generic="roman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">
        <style:list-level-properties text:space-before="0.3541in" text:min-label-width="0in" text:list-level-position-and-space-mode="label-alignment">
          <style:list-level-label-alignment text:label-followed-by="listtab" fo:margin-left="0.3541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/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" style:parent-style-name="SourceText" style:family="text">
      <style:text-properties style:font-name="Times New Roman" style:font-name-complex="Times New Roman" fo:color="#333333" fo:font-size="14pt" style:font-size-asian="14pt" style:font-size-complex="14pt" fo:background-color="#F9F2F4" fo:language="en" fo:country="US"/>
    </style:style>
    <style:style style:name="T6" style:parent-style-name="SourceText" style:family="text">
      <style:text-properties style:font-name="Times New Roman" style:font-name-complex="Times New Roman" fo:color="#333333" fo:font-size="14pt" style:font-size-asian="14pt" style:font-size-complex="14pt" fo:background-color="#F9F2F4" fo:language="en" fo:country="US"/>
    </style:style>
    <style:style style:name="T7" style:parent-style-name="SourceText" style:family="text">
      <style:text-properties style:font-name="Times New Roman" style:font-name-complex="Times New Roman" fo:color="#333333" fo:font-size="14pt" style:font-size-asian="14pt" style:font-size-complex="14pt" fo:background-color="#F9F2F4" fo:language="en" fo:country="US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color="#333333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text-properties fo:font-weight="bold" style:font-weight-asian="bold" fo:font-size="14pt" style:font-size-asian="14pt" style:font-size-complex="14pt"/>
    </style:style>
    <style:style style:name="P29" style:parent-style-name="Обычный" style:family="paragraph">
      <style:text-properties fo:font-weight="bold" style:font-weight-asian="bold" fo:font-size="14pt" style:font-size-asian="14pt" style:font-size-complex="14pt"/>
    </style:style>
    <style:style style:name="P30" style:parent-style-name="Обычный" style:family="paragraph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P35" style:parent-style-name="Textbody" style:family="paragraph">
      <style:paragraph-properties fo:margin-bottom="0in" fo:line-height="100%"/>
    </style:style>
    <style:style style:name="P36" style:parent-style-name="Textbody" style:family="paragraph">
      <style:paragraph-properties fo:margin-bottom="0in" fo:line-height="100%"/>
    </style:style>
    <style:style style:name="P37" style:parent-style-name="Обычный" style:family="paragraph">
      <style:text-properties fo:font-size="14pt" style:font-size-asian="14pt" style:font-size-complex="14pt"/>
    </style:style>
    <style:style style:name="P38" style:parent-style-name="Обычный" style:family="paragraph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41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42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43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44" style:parent-style-name="Основнойшрифтабзаца" style:family="text">
      <style:text-properties style:font-name="Verdana" fo:color="#000000" fo:font-size="11.5pt" style:font-size-asian="11.5pt" style:font-size-complex="11.5pt" fo:background-color="#FFFFFF" fo:language="en" fo:country="US"/>
    </style:style>
    <style:style style:name="T45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46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47" style:parent-style-name="Основнойшрифтабзаца" style:family="text">
      <style:text-properties style:font-name="Verdana" fo:color="#000000" fo:font-size="11.5pt" style:font-size-asian="11.5pt" style:font-size-complex="11.5pt" fo:background-color="#FFFFFF" fo:language="en" fo:country="US"/>
    </style:style>
    <style:style style:name="T48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49" style:parent-style-name="Основнойшрифтабзаца" style:family="text">
      <style:text-properties style:font-name="Verdana" fo:color="#000000" fo:font-size="11.5pt" style:font-size-asian="11.5pt" style:font-size-complex="11.5pt" fo:background-color="#FFFFFF" fo:language="en" fo:country="US"/>
    </style:style>
    <style:style style:name="T50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51" style:parent-style-name="Основнойшрифтабзаца" style:family="text">
      <style:text-properties style:font-name="Verdana" fo:color="#000000" fo:font-size="11.5pt" style:font-size-asian="11.5pt" style:font-size-complex="11.5pt" fo:background-color="#FFFFFF" fo:language="en" fo:country="US"/>
    </style:style>
    <style:style style:name="T52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T53" style:parent-style-name="Основнойшрифтабзаца" style:family="text">
      <style:text-properties style:font-name="Verdana" fo:color="#000000" fo:font-size="11.5pt" style:font-size-asian="11.5pt" style:font-size-complex="11.5pt" fo:background-color="#FFFFFF"/>
    </style:style>
    <style:style style:name="P54" style:parent-style-name="Textbody" style:family="paragraph">
      <style:paragraph-properties fo:margin-bottom="0in" fo:line-height="100%"/>
    </style:style>
    <style:style style:name="P55" style:parent-style-name="Textbody" style:family="paragraph">
      <style:paragraph-properties fo:margin-bottom="0in" fo:line-height="100%"/>
    </style:style>
    <style:style style:name="P56" style:parent-style-name="Textbody" style:family="paragraph">
      <style:paragraph-properties fo:margin-bottom="0in" fo:line-height="100%"/>
    </style:style>
    <style:style style:name="P57" style:parent-style-name="Textbody" style:family="paragraph">
      <style:paragraph-properties fo:margin-bottom="0in" fo:line-height="100%"/>
    </style:style>
    <style:style style:name="T58" style:parent-style-name="SourceText" style:family="text">
      <style:text-properties style:font-name="Times New Roman" style:font-name-complex="Times New Roman" fo:font-weight="bold" style:font-weight-asian="bold" style:font-weight-complex="bold" fo:color="#333333" fo:font-size="14pt" style:font-size-asian="14pt" style:font-size-complex="14pt" fo:background-color="#F9F2F4" fo:language="en" fo:country="US"/>
    </style:style>
    <style:style style:name="T59" style:parent-style-name="SourceText" style:family="text">
      <style:text-properties style:font-name="Times New Roman" style:font-name-complex="Times New Roman" fo:font-weight="bold" style:font-weight-asian="bold" style:font-weight-complex="bold" fo:color="#333333" fo:font-size="14pt" style:font-size-asian="14pt" style:font-size-complex="14pt" fo:background-color="#F9F2F4"/>
    </style:style>
    <style:style style:name="T60" style:parent-style-name="SourceText" style:family="text">
      <style:text-properties style:font-name="Times New Roman" style:font-name-complex="Times New Roman" fo:font-weight="bold" style:font-weight-asian="bold" style:font-weight-complex="bold" fo:color="#333333" fo:font-size="14pt" style:font-size-asian="14pt" style:font-size-complex="14pt" fo:background-color="#F9F2F4"/>
    </style:style>
    <style:style style:name="T61" style:parent-style-name="fontstyle01" style:family="text">
      <style:text-properties fo:font-size="14pt" style:font-size-asian="14pt" style:font-size-complex="14pt"/>
    </style:style>
    <style:style style:name="T62" style:parent-style-name="fontstyle21" style:family="text">
      <style:text-properties fo:font-size="14pt" style:font-size-asian="14pt" style:font-size-complex="14pt"/>
    </style:style>
    <style:style style:name="T63" style:parent-style-name="fontstyle01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style:font-name="PetersburgC" fo:color="#231F20" fo:font-size="14pt" style:font-size-asian="14pt" style:font-size-complex="14pt"/>
    </style:style>
    <style:style style:name="T65" style:parent-style-name="fontstyle01" style:family="text">
      <style:text-properties fo:font-size="14pt" style:font-size-asian="14pt" style:font-size-complex="14pt"/>
    </style:style>
    <style:style style:name="T66" style:parent-style-name="fontstyle21" style:family="text">
      <style:text-properties fo:font-size="14pt" style:font-size-asian="14pt" style:font-size-complex="14pt"/>
    </style:style>
    <style:style style:name="T67" style:parent-style-name="fontstyle21" style:family="text">
      <style:text-properties fo:font-size="14pt" style:font-size-asian="14pt" style:font-size-complex="14pt"/>
    </style:style>
    <style:style style:name="T68" style:parent-style-name="fontstyle21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fontstyle21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155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9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96" style:parent-style-name="Textbody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fo:color="#DC143C" fo:font-size="14pt" style:font-size-asian="14pt" style:font-size-complex="14pt"/>
    </style:style>
    <style:style style:name="P197" style:parent-style-name="Textbody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8" style:parent-style-name="Textbody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9" style:parent-style-name="Textbody" style:family="paragraph">
      <style:paragraph-properties fo:margin-bottom="0in" fo:line-height="100%"/>
    </style:style>
    <style:style style:name="T200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2" style:parent-style-name="Textbody" style:family="paragraph">
      <style:paragraph-properties fo:margin-bottom="0in" fo:line-height="100%"/>
    </style:style>
    <style:style style:name="T203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6" style:parent-style-name="Textbody" style:family="paragraph">
      <style:paragraph-properties fo:margin-bottom="0in" fo:line-height="100%"/>
    </style:style>
    <style:style style:name="T207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0" style:parent-style-name="Textbody" style:family="paragraph">
      <style:paragraph-properties fo:margin-bottom="0in" fo:line-height="100%"/>
    </style:style>
    <style:style style:name="T211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4" style:parent-style-name="Textbody" style:family="paragraph">
      <style:paragraph-properties fo:margin-bottom="0in" fo:line-height="100%"/>
    </style:style>
    <style:style style:name="T215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7" style:parent-style-name="Textbody" style:family="paragraph">
      <style:paragraph-properties fo:margin-bottom="0in" fo:line-height="100%"/>
    </style:style>
    <style:style style:name="T218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0" style:parent-style-name="Textbody" style:family="paragraph">
      <style:paragraph-properties fo:margin-bottom="0in" fo:line-height="100%"/>
    </style:style>
    <style:style style:name="T22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6" style:parent-style-name="Textbody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7" style:parent-style-name="Textbody" style:family="paragraph">
      <style:paragraph-properties fo:margin-bottom="0in" fo:line-height="100%"/>
    </style:style>
    <style:style style:name="T228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0" style:parent-style-name="Textbody" style:family="paragraph">
      <style:paragraph-properties fo:margin-bottom="0in" fo:line-height="100%"/>
    </style:style>
    <style:style style:name="T231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3" style:parent-style-name="Textbody" style:family="paragraph">
      <style:paragraph-properties fo:margin-bottom="0in" fo:line-height="100%"/>
    </style:style>
    <style:style style:name="T234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7" style:parent-style-name="Textbody" style:family="paragraph">
      <style:paragraph-properties fo:margin-bottom="0in" fo:line-height="100%"/>
    </style:style>
    <style:style style:name="T238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0" style:parent-style-name="Textbody" style:family="paragraph">
      <style:paragraph-properties fo:margin-bottom="0in" fo:line-height="100%"/>
    </style:style>
    <style:style style:name="T241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43" style:parent-style-name="Textbody" style:family="paragraph">
      <style:paragraph-properties fo:margin-bottom="0in" fo:line-height="100%"/>
    </style:style>
    <style:style style:name="T2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color="#DC143C" fo:font-size="14pt" style:font-size-asian="14pt" style:font-size-complex="14pt" fo:language="en" fo:country="US"/>
    </style:style>
    <style:style style:name="P248" style:parent-style-name="Textbody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24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5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51" style:parent-style-name="Textbody" style:family="paragraph">
      <style:paragraph-properties fo:margin-bottom="0in" fo:line-height="100%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4" style:parent-style-name="Textbody" style:family="paragraph">
      <style:paragraph-properties fo:margin-bottom="0in" fo:line-height="100%"/>
    </style:style>
    <style:style style:name="T255" style:parent-style-name="Выделение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56" style:parent-style-name="Основнойшрифтабзаца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57" style:parent-style-name="Выделение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58" style:parent-style-name="Выделение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259" style:parent-style-name="Textbody" style:family="paragraph">
      <style:paragraph-properties fo:margin-bottom="0in" fo:line-height="100%"/>
    </style:style>
    <style:style style:name="P260" style:parent-style-name="Textbody" style:family="paragraph">
      <style:paragraph-properties fo:margin-bottom="0in" fo:line-height="100%"/>
    </style:style>
    <style:style style:name="T261" style:parent-style-name="pln" style:family="text">
      <style:text-properties style:font-name="Consolas" fo:color="#000000" fo:font-size="14pt" style:font-size-asian="14pt" style:font-size-complex="14pt"/>
    </style:style>
    <style:style style:name="T262" style:parent-style-name="pun" style:family="text">
      <style:text-properties style:font-name="Consolas" fo:color="#000000" fo:font-size="14pt" style:font-size-asian="14pt" style:font-size-complex="14pt"/>
    </style:style>
    <style:style style:name="T263" style:parent-style-name="pln" style:family="text">
      <style:text-properties style:font-name="Consolas" fo:color="#000000" fo:font-size="14pt" style:font-size-asian="14pt" style:font-size-complex="14pt"/>
    </style:style>
    <style:style style:name="T264" style:parent-style-name="pun" style:family="text">
      <style:text-properties style:font-name="Consolas" fo:color="#000000" fo:font-size="14pt" style:font-size-asian="14pt" style:font-size-complex="14pt"/>
    </style:style>
    <style:style style:name="T265" style:parent-style-name="pln" style:family="text">
      <style:text-properties style:font-name="Consolas" fo:color="#000000" fo:font-size="14pt" style:font-size-asian="14pt" style:font-size-complex="14pt"/>
    </style:style>
    <style:style style:name="T266" style:parent-style-name="pun" style:family="text">
      <style:text-properties style:font-name="Consolas" fo:color="#000000" fo:font-size="14pt" style:font-size-asian="14pt" style:font-size-complex="14pt"/>
    </style:style>
    <style:style style:name="P267" style:parent-style-name="Textbody" style:family="paragraph">
      <style:paragraph-properties fo:margin-bottom="0in" fo:line-height="100%"/>
    </style:style>
    <style:style style:name="T268" style:parent-style-name="Основнойшрифтабзаца" style:family="text">
      <style:text-properties style:font-name="Calibri" fo:color="#000000" fo:font-size="14pt" style:font-size-asian="14pt" style:font-size-complex="14pt" fo:background-color="#FFFFFF"/>
    </style:style>
    <style:style style:name="T269" style:parent-style-name="Основнойшрифтабзаца" style:family="text">
      <style:text-properties style:font-name="Helvetica" fo:color="#000000" fo:font-size="14pt" style:font-size-asian="14pt" style:font-size-complex="14pt" fo:background-color="#FFFFFF"/>
    </style:style>
    <style:style style:name="T270" style:parent-style-name="Основнойшрифтабзаца" style:family="text">
      <style:text-properties style:font-name="Calibri" fo:color="#000000" fo:font-size="14pt" style:font-size-asian="14pt" style:font-size-complex="14pt" fo:background-color="#FFFFFF"/>
    </style:style>
    <style:style style:name="T271" style:parent-style-name="Основнойшрифтабзаца" style:family="text">
      <style:text-properties style:font-name="Calibri" fo:color="#000000" fo:font-size="14pt" style:font-size-asian="14pt" style:font-size-complex="14pt" fo:background-color="#FFFFFF" fo:language="en" fo:country="US"/>
    </style:style>
    <style:style style:name="T272" style:parent-style-name="Основнойшрифтабзаца" style:family="text">
      <style:text-properties style:font-name="Helvetica" fo:color="#000000" fo:font-size="14pt" style:font-size-asian="14pt" style:font-size-complex="14pt" fo:background-color="#FFFFFF"/>
    </style:style>
    <style:style style:name="T2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style:font-name="Helvetica" fo:color="#000000" fo:font-size="14pt" style:font-size-asian="14pt" style:font-size-complex="14pt" fo:background-color="#FFFFFF"/>
    </style:style>
    <style:style style:name="T275" style:parent-style-name="Основнойшрифтабзаца" style:family="text">
      <style:text-properties style:font-name="Helvetica" fo:color="#000000" fo:font-size="14pt" style:font-size-asian="14pt" style:font-size-complex="14pt" fo:background-color="#FFFFFF"/>
    </style:style>
    <style:style style:name="T276" style:parent-style-name="Основнойшрифтабзаца" style:family="text">
      <style:text-properties style:font-name="Calibri" fo:color="#000000" fo:font-size="14pt" style:font-size-asian="14pt" style:font-size-complex="14pt" fo:background-color="#FFFFFF"/>
    </style:style>
    <style:style style:name="P277" style:parent-style-name="Textbody" style:family="paragraph">
      <style:paragraph-properties fo:margin-bottom="0in" fo:line-height="100%"/>
      <style:text-properties style:font-name="Calibri" fo:color="#000000" fo:font-size="14pt" style:font-size-asian="14pt" style:font-size-complex="14pt" fo:background-color="#FFFFFF"/>
    </style:style>
    <style:style style:name="P278" style:parent-style-name="Заголовок3" style:family="paragraph">
      <style:paragraph-properties fo:margin-top="0in" fo:margin-bottom="0in"/>
    </style:style>
    <style:style style:name="T279" style:parent-style-name="SourceText" style:family="text">
      <style:text-properties style:font-name="Times New Roman" style:font-name-complex="Times New Roman" fo:color="#333333" fo:background-color="#F9F2F4"/>
    </style:style>
    <style:style style:name="T280" style:parent-style-name="StrongEmphasis" style:family="text">
      <style:text-properties style:font-name="Times New Roman" style:font-name-complex="Times New Roman" fo:font-weight="normal" style:font-weight-asian="normal" fo:color="#333333" fo:font-size="14pt" style:font-size-asian="14pt" style:font-size-complex="14pt"/>
    </style:style>
    <style:style style:name="T281" style:parent-style-name="StrongEmphasis" style:family="text">
      <style:text-properties style:font-name="Times New Roman" style:font-name-complex="Times New Roman" fo:font-weight="normal" style:font-weight-asian="normal" fo:color="#373737" fo:font-size="14pt" style:font-size-asian="14pt" style:font-size-complex="14pt"/>
    </style:style>
    <style:style style:name="T282" style:parent-style-name="StrongEmphasis" style:family="text">
      <style:text-properties style:font-name="Times New Roman" style:font-name-complex="Times New Roman" fo:font-weight="normal" style:font-weight-asian="normal" fo:color="#202124" fo:font-size="14pt" style:font-size-asian="14pt" style:font-size-complex="14pt"/>
    </style:style>
    <style:style style:name="T283" style:parent-style-name="Основнойшрифтабзаца" style:family="text">
      <style:text-properties style:font-name="Helvetica" fo:color="#373737" fo:font-size="11.5pt" style:font-size-asian="11.5pt" style:font-size-complex="11.5pt" fo:background-color="#FFFFFF"/>
    </style:style>
    <style:style style:name="T284" style:parent-style-name="Строгий" style:family="text">
      <style:text-properties style:font-name="Helvetica" fo:color="#373737" fo:font-size="11.5pt" style:font-size-asian="11.5pt" style:font-size-complex="11.5pt" fo:background-color="#FFFFFF"/>
    </style:style>
    <style:style style:name="T285" style:parent-style-name="Основнойшрифтабзаца" style:family="text">
      <style:text-properties style:font-name="Helvetica" fo:color="#373737" fo:font-size="11.5pt" style:font-size-asian="11.5pt" style:font-size-complex="11.5pt" fo:background-color="#FFFFFF"/>
    </style:style>
    <style:style style:name="P286" style:parent-style-name="Textbody" style:family="paragraph">
      <style:paragraph-properties fo:margin-bottom="0in" fo:line-height="100%"/>
      <style:text-properties style:font-name="Calibri" style:font-name-complex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P287" style:parent-style-name="Textbody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fo:color="#9876AA" fo:font-size="14pt" style:font-size-asian="14pt" style:font-size-complex="14pt"/>
    </style:style>
    <style:style style:name="P288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289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290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291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292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293" style:parent-style-name="Textbody" style:family="paragraph">
      <style:text-properties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конспект исправить (пометки (язык)+<text:s/>логи + разбить по документам, $<text:s/>в атрибутах линк функций)</text:p>
        </text:list-item>
        <text:list-item>
          <text:p text:style-name="P2"><text:span text:style-name="T3">ng-if scope</text:span><text:span text:style-name="T4"><text:s/>(</text:span><text:span text:style-name="T5">directive-name-start directive-name-end</text:span><text:span text:style-name="T6"><text:s/></text:span><text:span text:style-name="T7">isolated scope</text:span><text:span text:style-name="T8">)</text:span></text:p>
        </text:list-item>
        <text:list-item>
          <text:p text:style-name="P9">вызов метода без скобок<text:s/></text:p>
        </text:list-item>
        <text:list-item>
          <text:p text:style-name="P10">реверсо<text:s/></text:p>
        </text:list-item>
      </text:list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Standard"><text:span text:style-name="T18">Ng-repeat</text:span><text:span text:style-name="T19"><text:line-break/></text:span><text:span text:style-name="T20"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<text:s/></text:span><text:span text:style-name="T21">Как ng controller, repeat, создают новые дочерние области и присоединяют дочернюю область к соответствующему элементу DOM.</text:span></text:p>
      <text:p text:style-name="P22">$index</text:p>
      <text:p text:style-name="P23">$first</text:p>
      <text:p text:style-name="P24">$last</text:p>
      <text:p text:style-name="P25">$even</text:p>
      <text:p text:style-name="P26">$odd</text:p>
      <text:p text:style-name="P27">ng-repeat меняем на ng-repeat-start=”” и в последнем теге нг-репит-енд. Получаем повторяющийся блок кода</text:p>
      <text:p text:style-name="P28"/>
      <text:p text:style-name="P29">Ng-model</text:p>
      <text:p text:style-name="P30"/>
      <text:p text:style-name="Обычный"><text:span text:style-name="T31">Э</text:span><text:span text:style-name="T32">та директива служит для связи модели и вью. Создает<text:s/></text:span><text:span text:style-name="T33">ngModelController</text:span><text:span text:style-name="T34">, с помощью которого можно производить валидацию. Если свойство не создано в скоупе,она его создаст самостоятельно.<text:s/></text:span></text:p>
      <text:p text:style-name="P35"/>
      <text:p text:style-name="P36"/>
      <text:p text:style-name="P37">Ng-value</text:p>
      <text:p text:style-name="P38"/>
      <text:p text:style-name="Обычный"><text:span text:style-name="T39">Директива<text:s/></text:span><text:span text:style-name="T40">п</text:span><text:span text:style-name="T41">оддерживается элементами &lt;input&gt; и &lt;select&gt;.<text:s/></text:span><text:span text:style-name="T42">Служит для односторонней связи,передачи информации от</text:span><text:span text:style-name="T43"><text:s/></text:span><text:span text:style-name="T44">model</text:span><text:span text:style-name="T45"><text:s/></text:span><text:span text:style-name="T46">во<text:s/></text:span><text:span text:style-name="T47">view</text:span><text:span text:style-name="T48">. Используется в связке с<text:s/></text:span><text:span text:style-name="T49">ng</text:span><text:span text:style-name="T50">-</text:span><text:span text:style-name="T51">repeat</text:span><text:span text:style-name="T52"><text:s/></text:span><text:span text:style-name="T53">для передачи информации каждому инпуту в одностороннем порядке</text:span></text:p>
      <text:p text:style-name="P54"/>
      <text:p text:style-name="P55"/>
      <text:p text:style-name="P56"/>
      <text:p text:style-name="P57"><text:span text:style-name="T58">N</text:span><text:span text:style-name="T59">g-options</text:span><text:span text:style-name="T60"><text:line-break/></text:span></text:p>
      <text:p text:style-name="Обычный"><text:span text:style-name="T61">Если потребуется связать со значением директивы<text:s/></text:span><text:span text:style-name="T62">select<text:s/></text:span><text:span text:style-name="T63">объект, а</text:span><text:span text:style-name="T64"><text:line-break/></text:span><text:span text:style-name="T65">не простую строку, используйте атрибут<text:s/></text:span><text:span text:style-name="T66">ngOptions</text:span><text:span text:style-name="T67">.<text:s/></text:span><text:span text:style-name="T68">Это атрибут принимает выражение- генератор. Оно описывает<text:s/></text:span><text:span text:style-name="T69">источник информации для отображаемых пунктов</text:span><text:span text:style-name="T70"><text:s/></text:span><text:span text:style-name="T71">, что должно извлекаться</text:span><text:span text:style-name="T72"><text:s/>из</text:span></text:p>
      <text:p text:style-name="Обычный"><text:span text:style-name="T73">каждого элемента исходных данных</text:span><text:span text:style-name="T74">.</text:span><text:span text:style-name="T75"><text:s/></text:span><text:span text:style-name="T76">Туда можно запихнуть функции</text:span></text:p>
      <text:p text:style-name="P77"/>
      <text:p text:style-name="P78">Генератор – источник инф для отображения</text:p>
      <text:p text:style-name="P79">Выражения связываения – что должно извлекаться и связи</text:p>
      <text:p text:style-name="P80"/>
      <text:p text:style-name="Обычный"><text:span text:style-name="T81">person.name (group by color.shade)<text:s/></text:span><text:span text:style-name="T82">for</text:span><text:span text:style-name="T83"><text:s/>person<text:s/></text:span><text:span text:style-name="T84">in</text:span><text:span text:style-name="T85"><text:s/>peole</text:span></text:p>
      <text:p text:style-name="Обычный"><text:span text:style-name="T86">people</text:span><text:span text:style-name="T87"><text:s/></text:span><text:span text:style-name="T88">– массив с обьектами. Можно<text:s/></text:span><text:span text:style-name="T89">групировать<text:s/></text:span></text:p>
      <text:p text:style-name="P90"/>
      <text:soft-page-break/>
      <text:p text:style-name="Обычный"><text:span text:style-name="T91">code<text:s/></text:span><text:span text:style-name="T92">as</text:span><text:span text:style-name="T93"><text:s/>name<text:s/></text:span><text:span text:style-name="T94">for</text:span><text:span text:style-name="T95"><text:s/>(name,code)<text:s/></text:span><text:span text:style-name="T96">in</text:span><text:span text:style-name="T97"><text:s/>obj</text:span></text:p>
      <text:p text:style-name="Обычный"><text:span text:style-name="T98">code-<text:s/></text:span><text:span text:style-name="T99">окажеться</text:span><text:span text:style-name="T100"><text:s/></text:span><text:span text:style-name="T101">в</text:span><text:span text:style-name="T102"><text:s/></text:span><text:span text:style-name="T103">ng-model</text:span><text:span text:style-name="T104"><text:s/></text:span><text:span text:style-name="T105">name<text:s/></text:span><text:span text:style-name="T106">в</text:span><text:span text:style-name="T107"><text:s/></text:span><text:span text:style-name="T108">options</text:span></text:p>
      <text:p text:style-name="P109"/>
      <text:p text:style-name="P110"/>
      <text:p text:style-name="P111">Validation</text:p>
      <text:p text:style-name="P112"/>
      <text:p text:style-name="Standard"><text:span text:style-name="T113">AngularJS<text:s/></text:span><text:span text:style-name="T114">расширяет</text:span><text:span text:style-name="T115"><text:s/></text:span><text:span text:style-name="T116">формы</text:span><text:span text:style-name="T117"><text:s/>HTML<text:s/></text:span><text:span text:style-name="T118">директивами</text:span><text:span text:style-name="T119"><text:s/></text:span><text:span text:style-name="T120">проверки</text:span><text:span text:style-name="T121"><text:s/></text:span><text:span text:style-name="T122">ввода</text:span><text:span text:style-name="T123"><text:s/></text:span><text:span text:style-name="T124">и</text:span><text:span text:style-name="T125"><text:s/></text:span><text:span text:style-name="T126">контроллерами</text:span><text:span text:style-name="T127">.<text:s/></text:span><text:span text:style-name="T128">Для этого инпуты должны быть обернуты в тег форм, должны быть теги<text:s/></text:span><text:span text:style-name="T129">name</text:span><text:span text:style-name="T130"><text:s/>и<text:s/></text:span><text:span text:style-name="T131">ng</text:span><text:span text:style-name="T132">-</text:span><text:span text:style-name="T133">model</text:span><text:span text:style-name="T134"><text:s/></text:span><text:span text:style-name="T135">на инпуте.</text:span><text:span text:style-name="T136"><text:s/>Каждая директива<text:s/></text:span><text:span text:style-name="T137">ngModel</text:span><text:span text:style-name="T138"><text:s/>создает экземпляр<text:s/></text:span><text:span text:style-name="T139">ngModelController</text:span><text:span text:style-name="T140">. Он</text:span><text:span text:style-name="T141"><text:s/></text:span><text:span text:style-name="T142">экспортируется</text:span><text:span text:style-name="T143"><text:s/></text:span><text:span text:style-name="T144">в</text:span><text:span text:style-name="T145"><text:s/></text:span><text:span text:style-name="T146">контекст</text:span><text:span text:style-name="T147"><text:s/></text:span><text:span text:style-name="T148">как</text:span><text:span text:style-name="T149"><text:s/>$scope.formName.inputName. <text:s/></text:span><text:span text:style-name="T150">Этот контролер</text:span><text:span text:style-name="T151">:</text:span></text:p>
      <text:p text:style-name="Standard"><text:span text:style-name="T152"><text:s text:c="4"/>-</text:span><text:span text:style-name="T153"><text:s/>доступен всем директивам в элементе<text:s/></text:span><text:span text:style-name="T154">inp</text:span></text:p>
      <text:p text:style-name="P155"><text:s text:c="4"/>- управляет связью между моделью и вью.<text:s/></text:p>
      <text:p text:style-name="Standard"><text:span text:style-name="T156"><text:s text:c="4"/>-<text:s/></text:span><text:span text:style-name="T157">он<text:s/></text:span><text:span text:style-name="T158">содержит конвейер, который включаются всякий раз при обновлении данных.<text:s/></text:span><text:span text:style-name="T159">Конв</text:span><text:span text:style-name="T160">е</text:span><text:span text:style-name="T161">йер состоит из двух массивов $</text:span><text:span text:style-name="T162">formatters</text:span><text:span text:style-name="T163"><text:s/>(</text:span><text:span text:style-name="T164">model</text:span><text:span text:style-name="T165">-</text:span><text:span text:style-name="T166">view</text:span><text:span text:style-name="T167">) и $</text:span><text:span text:style-name="T168">parsers</text:span><text:span text:style-name="T169"><text:s/>(</text:span><text:span text:style-name="T170">view</text:span><text:span text:style-name="T171">-</text:span><text:span text:style-name="T172">model</text:span><text:span text:style-name="T173">)</text:span><text:span text:style-name="T174">(</text:span><text:s/><text:span text:style-name="T175">Последнее возвращаемое значение пересылается в $validators</text:span><text:span text:style-name="T176"><text:s/></text:span><text:span text:style-name="T177">коллекцию.)</text:span><text:span text:style-name="T178">.<text:s/></text:span></text:p>
      <text:p text:style-name="Standard"><text:span text:style-name="T179"><text:s text:c="4"/></text:span><text:span text:style-name="T180">-<text:s/></text:span><text:span text:style-name="T181">д</text:span><text:span text:style-name="T182">ает возможность работать со своим объектом <text:s/></text:span><text:span text:style-name="T183">ngModelController</text:span><text:span text:style-name="T184">,</text:span><text:span text:style-name="T185"><text:s/>в котором есть $</text:span><text:span text:style-name="T186">parsers</text:span><text:span text:style-name="T187">, $</text:span><text:span text:style-name="T188">formatters</text:span><text:span text:style-name="T189">, $</text:span><text:span text:style-name="T190">valid</text:span><text:span text:style-name="T191">(булинь),$</text:span><text:span text:style-name="T192">Error</text:span><text:span text:style-name="T193">(все ошибки)</text:span></text:p>
      <text:p text:style-name="P194"/>
      <text:p text:style-name="P195"/>
      <text:p text:style-name="P196"><text:bookmark-start text:name="docs-internal-guid-ddd46a59-7fff-34d7-91"/><text:bookmark-end text:name="docs-internal-guid-ddd46a59-7fff-34d7-91"/>Валидация:Имя формы,имя инпута св-во</text:p>
      <text:p text:style-name="P197">AngularJS is constantly updating the state of both the form and the<text:s/>input fields.</text:p>
      <text:p text:style-name="P198">Input fields have the following states:</text:p>
      <text:list text:style-name="LFO2" text:continue-numbering="true">
        <text:list-item>
          <text:p text:style-name="P199"><text:span text:style-name="T200">$untouched</text:span><text:span text:style-name="T201"><text:s/>The field has not been touched yet</text:span></text:p>
        </text:list-item>
        <text:list-item>
          <text:p text:style-name="P202"><text:span text:style-name="T203">$touched</text:span><text:span text:style-name="T204"><text:s/></text:span><text:bookmark-start text:name="__DdeLink__357_353953830"/><text:span text:style-name="T205">The field has been touched</text:span><text:bookmark-end text:name="__DdeLink__357_353953830"/></text:p>
        </text:list-item>
        <text:list-item>
          <text:p text:style-name="P206"><text:span text:style-name="T207">$pristine</text:span><text:span text:style-name="T208"><text:s/></text:span><text:bookmark-start text:name="__DdeLink__353_353953830"/><text:span text:style-name="T209">The field has not been modified yet</text:span><text:bookmark-end text:name="__DdeLink__353_353953830"/></text:p>
        </text:list-item>
        <text:list-item>
          <text:p text:style-name="P210"><text:span text:style-name="T211">$dirty</text:span><text:span text:style-name="T212"><text:s/>T</text:span><text:bookmark-start text:name="__DdeLink__355_353953830"/><text:span text:style-name="T213">he field has been modified</text:span><text:bookmark-end text:name="__DdeLink__355_353953830"/></text:p>
        </text:list-item>
        <text:list-item>
          <text:p text:style-name="P214"><text:span text:style-name="T215">$invalid</text:span><text:span text:style-name="T216"><text:s/>The field content is not valid</text:span></text:p>
        </text:list-item>
        <text:list-item>
          <text:p text:style-name="P217"><text:span text:style-name="T218">$valid</text:span><text:span text:style-name="T219"><text:s/>The field content is valid</text:span></text:p>
        </text:list-item>
      </text:list>
      <text:p text:style-name="P220"><text:span text:style-name="T221">They are all properties of the input field, and are either<text:s/></text:span><text:span text:style-name="T222">true</text:span><text:span text:style-name="T223"><text:s/>or<text:s/></text:span><text:span text:style-name="T224">false</text:span><text:span text:style-name="T225">.</text:span></text:p>
      <text:p text:style-name="P226">Forms have the following states:</text:p>
      <text:list text:style-name="LFO3" text:continue-numbering="true">
        <text:list-item>
          <text:p text:style-name="P227"><text:span text:style-name="T228">$pristine</text:span><text:span text:style-name="T229"><text:s/>No fields have been modified yet</text:span></text:p>
        </text:list-item>
        <text:list-item>
          <text:p text:style-name="P230"><text:span text:style-name="T231">$dirty</text:span><text:span text:style-name="T232"><text:s/>One or more have been modified</text:span></text:p>
        </text:list-item>
        <text:list-item>
          <text:p text:style-name="P233"><text:span text:style-name="T234">$invalid</text:span><text:span text:style-name="T235"><text:s/>The form content is not<text:s/></text:span><text:span text:style-name="T236">valid</text:span></text:p>
        </text:list-item>
        <text:list-item>
          <text:p text:style-name="P237"><text:span text:style-name="T238">$valid</text:span><text:span text:style-name="T239"><text:s/>The form content is valid</text:span></text:p>
        </text:list-item>
        <text:list-item>
          <text:p text:style-name="P240"><text:span text:style-name="T241">$submitted</text:span><text:span text:style-name="T242"><text:s/>The form is submitted</text:span></text:p>
        </text:list-item>
      </text:list>
      <text:p text:style-name="P243"><text:span text:style-name="T244">They are all properties of the form, and are either<text:s/></text:span><text:span text:style-name="T245">true</text:span><text:span text:style-name="T246"><text:s/>or<text:s/></text:span><text:span text:style-name="T247">false</text:span></text:p>
      <text:p text:style-name="P248">В атрибут:</text:p>
      <text:p text:style-name="P249"> нг-паттерн<text:s/>а потом в условии .$error.pattern</text:p>
      <text:p text:style-name="P250">ng-minlength="" .$error.minlength</text:p>
      <text:p text:style-name="P251"><text:span text:style-name="T252"> </text:span><text:span text:style-name="T253"><text:line-break/></text:span></text:p>
      <text:p text:style-name="P254"><text:span text:style-name="T255">$ setValidity ()</text:span><text:span text:style-name="T256"> - метод для назначения валидатора , принимает имя и булевое значение. После вызова у обьекта<text:s/></text:span><text:span text:style-name="T257">$ error добавляется<text:s/></text:span><text:span text:style-name="T258">поле с именем<text:s/></text:span></text:p>
      <text:p text:style-name="P259"/>
      <text:p text:style-name="P260"><text:span text:style-name="T261">$setViewValue</text:span><text:span text:style-name="T262">(</text:span><text:span text:style-name="T263">value</text:span><text:span text:style-name="T264">,</text:span><text:span text:style-name="T265"> trigger</text:span><text:span text:style-name="T266">)</text:span></text:p>
      <text:p text:style-name="P267"><text:span text:style-name="T268">Вызывается<text:s/></text:span><text:span text:style-name="T269"> когда элемент управления хочет изменить значение представления</text:span><text:span text:style-name="T270">.<text:s/></text:span><text:span text:style-name="T271">Input</text:span><text:span text:style-name="T272"> вызывает его, когда значение input изменяется, и </text:span><text:span text:style-name="T273">select</text:span><text:span text:style-name="T274"> вызывает его, когда выбирается опция.</text:span><text:span text:style-name="T275"><text:s/></text:span><text:span text:style-name="T276">Эта функция запускает конвейер парсеров</text:span></text:p>
      <text:p text:style-name="P277"/>
      <text:h text:style-name="P278" text:outline-level="3"><text:span text:style-name="T279">$validators</text:span></text:h>
      <text:p text:style-name="PreformattedText"><text:bookmark-start text:name="tw-target-text1"/><text:bookmark-end text:name="tw-target-text1"/><text:span text:style-name="T280">Набор валидаторов, которые применяются при изменении значения модели</text:span><text:span text:style-name="T281">.</text:span><text:span text:style-name="T282">и должна возвращать истинное или ложное значение в зависимости от ответа этой проверки.</text:span></text:p>
      <text:p text:style-name="PreformattedText"><text:span text:style-name="T283">Так же ngModelController содержит свойство </text:span><text:span text:style-name="T284">$validators</text:span><text:span text:style-name="T285">, в котором мы можем определять наши методы для проверки данных.</text:span></text:p>
      <text:p text:style-name="P286"/>
      <text:p text:style-name="P287"/>
      <text:p text:style-name="P288"/>
      <text:p text:style-name="P289"><text:bookmark-start text:name="$validators"/><text:bookmark-end text:name="$validators"/></text:p>
      <text:p text:style-name="P290"/>
      <text:p text:style-name="P291"/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PetersburgC" svg:font-family="PetersburgC" style:font-family-generic="roman"/>
    <style:font-face style:name="CourierC" svg:font-family="CourierC" style:font-family-generic="roman"/>
    <style:font-face style:name="FuturaDemiC" svg:font-family="FuturaDemiC" style:font-family-generic="roman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DejaVu Sans" style:font-name-complex="DejaVu Sans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fontstyle01" style:display-name="fontstyle01" style:family="text" style:parent-style-name="Основнойшрифтабзаца">
      <style:text-properties style:font-name="PetersburgC" fo:font-weight="normal" style:font-weight-asian="normal" style:font-weight-complex="normal" fo:font-style="normal" style:font-style-asian="normal" style:font-style-complex="normal" fo:color="#231F20" fo:font-size="10pt" style:font-size-asian="10pt" style:font-size-complex="10pt"/>
    </style:style>
    <style:style style:name="fontstyle21" style:display-name="fontstyle21" style:family="text" style:parent-style-name="Основнойшрифтабзаца">
      <style:text-properties style:font-name="CourierC" fo:font-weight="normal" style:font-weight-asian="normal" style:font-weight-complex="normal" fo:font-style="normal" style:font-style-asian="normal" style:font-style-complex="normal" fo:color="#231F20" fo:font-size="9pt" style:font-size-asian="9pt" style:font-size-complex="9pt"/>
    </style:style>
    <style:style style:name="fontstyle31" style:display-name="fontstyle31" style:family="text" style:parent-style-name="Основнойшрифтабзаца">
      <style:text-properties style:font-name="FuturaDemiC" fo:font-weight="normal" style:font-weight-asian="normal" style:font-weight-complex="normal" fo:font-style="normal" style:font-style-asian="normal" style:font-style-complex="normal" fo:color="#FFFFFF" fo:font-size="10pt" style:font-size-asian="10pt" style:font-size-complex="10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">
        <style:list-level-properties text:space-before="0.3541in" text:min-label-width="0in" text:list-level-position-and-space-mode="label-alignment">
          <style:list-level-label-alignment text:label-followed-by="listtab" fo:margin-left="0.3541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2-04T09:33:00Z</meta:creation-date>
    <dc:date>2021-02-07T22:40:00Z</dc:date>
    <meta:template xlink:href="Normal.dotm" xlink:type="simple"/>
    <meta:editing-cycles>11</meta:editing-cycles>
    <meta:editing-duration>PT104460S</meta:editing-duration>
    <meta:document-statistic meta:page-count="4" meta:paragraph-count="7" meta:word-count="596" meta:character-count="3988" meta:row-count="28" meta:non-whitespace-character-count="3399"/>
  </office:meta>
</office:document-meta>
</file>